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8000000B4C6F285A9AEB892E5.png" manifest:media-type="image/png"/>
  <manifest:file-entry manifest:full-path="Pictures/100002010000024B0000014AAFC9B8B48D88ACB1.png" manifest:media-type="image/png"/>
  <manifest:file-entry manifest:full-path="Pictures/1000000000000384000001A444E5B3D4F947AA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.05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.05pt solid #000000" style:writing-mode="page"/>
    </style:style>
    <style:style style:name="ofimática.B2" style:family="table-cell">
      <style:table-cell-properties fo:padding="0.049cm" fo:border-left="1.05pt solid #000000" fo:border-right="none" fo:border-top="none" fo:border-bottom="1.05pt solid #000000" style:writing-mode="page"/>
    </style:style>
    <style:style style:name="ofimática.C2" style:family="table-cell">
      <style:table-cell-properties fo:padding="0.049cm" fo:border-left="1.05pt solid #000000" fo:border-right="1.75pt solid #000000" fo:border-top="none" fo:border-bottom="1.05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.05pt solid #000000" style:writing-mode="page"/>
    </style:style>
    <style:style style:name="ofimática.B3" style:family="table-cell" style:data-style-name="N0">
      <style:table-cell-properties style:vertical-align="middle" fo:padding="0.049cm" fo:border-left="1.05pt solid #000000" fo:border-right="none" fo:border-top="none" fo:border-bottom="1.05pt solid #000000" style:writing-mode="page"/>
    </style:style>
    <style:style style:name="ofimática.A5" style:family="table-cell">
      <style:table-cell-properties style:vertical-align="middle" fo:padding="0.049cm" fo:border-left="1.75pt solid #000000" fo:border-right="none" fo:border-top="none" fo:border-bottom="1.75pt solid #000000" style:writing-mode="page"/>
    </style:style>
    <style:style style:name="ofimática.B5" style:family="table-cell" style:data-style-name="N0">
      <style:table-cell-properties style:vertical-align="middle" fo:padding="0.049cm" fo:border-left="1.05pt solid #000000" fo:border-right="none" fo:border-top="none" fo:border-bottom="1.75pt solid #000000" style:writing-mode="page"/>
    </style:style>
    <style:style style:name="ofimática.C5" style:family="table-cell">
      <style:table-cell-properties fo:padding="0.049cm" fo:border-left="1.05pt solid #000000" fo:border-right="1.75pt solid #000000" fo:border-top="none" fo:border-bottom="1.75pt solid #000000" style:writing-mode="page"/>
    </style:style>
    <style:style style:name="P1" style:family="paragraph" style:parent-style-name="Standard">
      <style:text-properties style:text-underline-style="none" officeooo:paragraph-rsid="000c5268"/>
    </style:style>
    <style:style style:name="P2" style:family="paragraph" style:parent-style-name="Table_20_Contents">
      <style:paragraph-properties fo:text-align="center" style:justify-single-word="false"/>
      <style:text-properties fo:font-size="32pt" fo:language="es" fo:country="ES" fo:font-weight="bold" officeooo:rsid="0003e722" officeooo:paragraph-rsid="000c5268" style:font-size-asian="32pt" style:font-weight-asian="bold" style:font-size-complex="3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0c5268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fo:language="es" fo:country="ES" officeooo:rsid="000c5268" officeooo:paragraph-rsid="000c5268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0fcf18" officeooo:paragraph-rsid="000fcf18" style:font-size-asian="18pt" style:font-size-complex="18pt"/>
    </style:style>
    <style:style style:name="P6" style:family="paragraph" style:parent-style-name="Table_20_Contents">
      <style:text-properties fo:language="es" fo:country="ES" style:text-underline-style="solid" style:text-underline-width="auto" style:text-underline-color="font-color" officeooo:paragraph-rsid="000c5268"/>
    </style:style>
    <style:style style:name="P7" style:family="paragraph" style:parent-style-name="Table_20_Contents">
      <style:text-properties fo:language="es" fo:country="ES" officeooo:paragraph-rsid="000c5268"/>
    </style:style>
    <style:style style:name="P8" style:family="paragraph" style:parent-style-name="Table_20_Contents">
      <style:paragraph-properties fo:text-align="center" style:justify-single-word="false"/>
      <style:text-properties fo:font-size="18pt" fo:language="es" fo:country="ES" officeooo:rsid="0010ddb4" officeooo:paragraph-rsid="0010ddb4" style:font-size-asian="18pt" style:font-size-complex="18pt"/>
    </style:style>
    <style:style style:name="T1" style:family="text">
      <style:text-properties officeooo:rsid="000c5268"/>
    </style:style>
    <style:style style:name="T2" style:family="text">
      <style:text-properties officeooo:rsid="0010ddb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1886986400848">
          <table:table-cell table:style-name="ofimática.A1" table:number-columns-spanned="3" office:value-type="string">
            <text:p text:style-name="P2">CURSOS <text:span text:style-name="T1">PROGRAMACIÓN</text:span></text:p>
          </table:table-cell>
          <table:covered-table-cell/>
          <table:covered-table-cell/>
        </table:table-row>
        <table:table-row table:style-name="TableLine1886986402208">
          <table:table-cell table:style-name="ofimática.A2" office:value-type="string">
            <text:p text:style-name="P3">NOMBRE</text:p>
          </table:table-cell>
          <table:table-cell table:style-name="ofimática.B2" office:value-type="string">
            <text:p text:style-name="P3">HORAS</text:p>
          </table:table-cell>
          <table:table-cell table:style-name="ofimática.C2" office:value-type="string">
            <text:p text:style-name="P3">IMAGEN</text:p>
          </table:table-cell>
        </table:table-row>
        <table:table-row table:style-name="TableLine1886986405472">
          <table:table-cell table:style-name="ofimática.A3" office:value-type="string">
            <text:p text:style-name="P4">PYTHON</text:p>
          </table:table-cell>
          <table:table-cell table:style-name="ofimática.B3" office:value-type="float" office:value="160">
            <text:p text:style-name="P5"><text:span text:style-name="T2">16</text:span>0</text:p>
          </table:table-cell>
          <table:table-cell table:style-name="ofimática.C2" office:value-type="string">
            <text:p text:style-name="P7"><draw:frame draw:style-name="fr1" draw:name="Imagen1" text:anchor-type="char" svg:y="0.28cm" svg:width="6.62cm" svg:height="3.311cm" draw:z-index="0"><draw:image xlink:href="Pictures/1000020100000168000000B4C6F285A9AEB892E5.png" xlink:type="simple" xlink:show="embed" xlink:actuate="onLoad" draw:mime-type="image/png"/></draw:frame></text:p>
          </table:table-cell>
        </table:table-row>
        <table:table-row table:style-name="TableLine1886986407376">
          <table:table-cell table:style-name="ofimática.A3" office:value-type="string">
            <text:p text:style-name="P4">JAVASCRIPT</text:p>
          </table:table-cell>
          <table:table-cell table:style-name="ofimática.B3" office:value-type="float" office:value="180">
            <text:p text:style-name="P5">1<text:span text:style-name="T2">80</text:span></text:p>
          </table:table-cell>
          <table:table-cell table:style-name="ofimática.C2" office:value-type="string">
            <text:p text:style-name="P6"><draw:frame draw:style-name="fr1" draw:name="Imagen2" text:anchor-type="char" svg:y="0.39cm" svg:width="6.57cm" svg:height="3.69cm" draw:z-index="1"><draw:image xlink:href="Pictures/100002010000024B0000014AAFC9B8B48D88ACB1.png" xlink:type="simple" xlink:show="embed" xlink:actuate="onLoad" draw:mime-type="image/png"/></draw:frame></text:p>
          </table:table-cell>
        </table:table-row>
        <table:table-row table:style-name="TableLine1886986400032">
          <table:table-cell table:style-name="ofimática.A5" office:value-type="string">
            <text:p text:style-name="P4">PHP</text:p>
          </table:table-cell>
          <table:table-cell table:style-name="ofimática.B5" office:value-type="float" office:value="220">
            <text:p text:style-name="P8">220</text:p>
          </table:table-cell>
          <table:table-cell table:style-name="ofimática.C5" office:value-type="string">
            <text:p text:style-name="P7"><text:line-break/><draw:frame draw:style-name="fr1" draw:name="Imagen3" text:anchor-type="char" svg:y="0.6cm" svg:width="7.571cm" svg:height="3.53cm" draw:z-index="2"><draw:image xlink:href="Pictures/1000000000000384000001A444E5B3D4F947AA55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13:07:41.449000000</meta:creation-date>
    <dc:date>2023-02-24T09:11:18.830000000</dc:date>
    <meta:editing-duration>PT4M27S</meta:editing-duration>
    <meta:editing-cycles>5</meta:editing-cycles>
    <meta:generator>LibreOffice/7.1.4.2$Windows_X86_64 LibreOffice_project/a529a4fab45b75fefc5b6226684193eb000654f6</meta:generator>
    <meta:document-statistic meta:table-count="1" meta:image-count="3" meta:object-count="0" meta:page-count="1" meta:paragraph-count="11" meta:word-count="11" meta:character-count="65" meta:non-whitespace-character-count="63"/>
  </office:meta>
</office:document-meta>
</file>